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0639in" table:align="left"/>
    </style:style>
    <style:style style:name="Table1.A" style:family="table-column">
      <style:table-column-properties style:column-width="0.8153in"/>
    </style:style>
    <style:style style:name="Table1.B" style:family="table-column">
      <style:table-column-properties style:column-width="1.24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0854in" table:align="left"/>
    </style:style>
    <style:style style:name="Table2.A" style:family="table-column">
      <style:table-column-properties style:column-width="1.284in"/>
    </style:style>
    <style:style style:name="Table2.B" style:family="table-column">
      <style:table-column-properties style:column-width="3.801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5781a" officeooo:paragraph-rsid="0015781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Heading_20_2">
      <style:text-properties officeooo:paragraph-rsid="0014389b"/>
    </style:style>
    <style:style style:name="P9" style:family="paragraph" style:parent-style-name="Heading_20_3">
      <style:text-properties officeooo:paragraph-rsid="0014389b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­</text:p>
      <text:h text:style-name="Heading_20_2" text:outline-level="2">Lecture 18: More Python Class Methods</text:h>
      <text:p text:style-name="Text_20_body"><text:span text:style-name="Strong_20_Emphasis">Topics</text:span>:</text:p>
      <text:list text:style-name="L1">
        <text:list-item>
          <text:p text:style-name="P2">Object-Oriented Programming (OOP)</text:p>
        </text:list-item>
        <text:list-item>
          <text:p text:style-name="P2">Dunder (Double Underscore) Methods</text:p>
        </text:list-item>
        <text:list-item>
          <text:p text:style-name="P2">Custom Class Behavior</text:p>
        </text:list-item>
        <text:list-item>
          <text:p text:style-name="P2">Method Overloading: <text:span text:style-name="Source_20_Text">__add__</text:span>, <text:span text:style-name="Source_20_Text">__str__</text:span>, <text:span text:style-name="Source_20_Text">__mul__</text:span>, <text:span text:style-name="Source_20_Text">__float__</text:span>, etc.</text:p>
        </text:list-item>
      </text:list>
      <text:p text:style-name="Text_20_body">.</text:p>
      <text:p text:style-name="Horizontal_20_Line"/>
      <text:h text:style-name="Heading_20_3" text:outline-level="3">🎬 <text:span text:style-name="Strong_20_Emphasis">0:00 – 0:15 | Introduction: The Tale of Magic Methods</text:span></text:h>
      <text:p text:style-name="Horizontal_20_Line"/>
      <text:p text:style-name="Text_20_body">👑 <text:span text:style-name="Strong_20_Emphasis">Story Time</text:span>:<text:line-break/>Once upon a time in CodeLand, lived creatures called <text:span text:style-name="Emphasis">Objects</text:span>. They had names, values, and personalities. But when a mysterious wizard named <text:span text:style-name="Strong_20_Emphasis">Dunder</text:span> entered the land, he gave them <text:span text:style-name="Emphasis">special powers</text:span>.</text:p>
      <text:p text:style-name="Text_20_body">With spells like <text:span text:style-name="Source_20_Text">__add__</text:span>, <text:span text:style-name="Source_20_Text">__str__</text:span>, and <text:span text:style-name="Source_20_Text">__eq__</text:span>, the objects could:</text:p>
      <text:list text:style-name="L2">
        <text:list-item>
          <text:p text:style-name="P3">Add themselves magically (like numbers!),</text:p>
        </text:list-item>
        <text:list-item>
          <text:p text:style-name="P3">Describe themselves (like humans introducing themselves),</text:p>
        </text:list-item>
        <text:list-item>
          <text:p text:style-name="P3">Even compare themselves with others.</text:p>
        </text:list-item>
      </text:list>
      <text:p text:style-name="Text_20_body">These spells became known as <text:span text:style-name="Strong_20_Emphasis">Dunder Methods</text:span>.</text:p>
      <text:p text:style-name="Text_20_body">🧠 <text:span text:style-name="Strong_20_Emphasis">Key Idea</text:span>:<text:line-break/>Dunder methods are special methods in Python that start and end with double underscores. They allow you to <text:span text:style-name="Strong_20_Emphasis">customize how your objects behave</text:span> with built-in operations like <text:span text:style-name="Source_20_Text">+</text:span>, <text:span text:style-name="Source_20_Text">-</text:span>, <text:span text:style-name="Source_20_Text">print()</text:span>, <text:span text:style-name="Source_20_Text">==</text:span>, etc.</text:p>
      <text:p text:style-name="Horizontal_20_Line"/>
      <text:h text:style-name="Heading_20_2" text:outline-level="2">🧱 0:15 – 0:40 | Revisiting Classes &amp; Instances</text:h>
      <text:p text:style-name="Horizontal_20_Line"/>
      <text:h text:style-name="Heading_20_3" text:outline-level="3"><text:soft-page-break/></text:h>
      <text:h text:style-name="Heading_20_3" text:outline-level="3"/>
      <text:h text:style-name="Heading_20_3" text:outline-level="3">✅ What is a Class?</text:h>
      <text:p text:style-name="Text_20_body">A class is a blueprint for creating <text:span text:style-name="Strong_20_Emphasis">objects</text:span> (like a recipe to make cakes).</text:p>
      <text:p text:style-name="Preformatted_20_Text"/>
      <text:p text:style-name="P4"><text:span text:style-name="Source_20_Text">class Dog:</text:span></text:p>
      <text:p text:style-name="P5"><text:span text:style-name="Source_20_Text"><text:s text:c="4"/>def __init__(self, name):</text:span></text:p>
      <text:p text:style-name="P6"><text:span text:style-name="Source_20_Text"><text:s text:c="8"/>self.name = name</text:span></text:p>
      <text:h text:style-name="Heading_20_3" text:outline-level="3">✅ What is an Object/Instance?</text:h>
      <text:p text:style-name="Text_20_body">An object is a specific cake you bake using the recipe:</text:p>
      <text:p text:style-name="Preformatted_20_Text"/>
      <text:p text:style-name="P7"><text:span text:style-name="Source_20_Text">d1 = Dog("Charlie")</text:span></text:p>
      <text:h text:style-name="Heading_20_3" text:outline-level="3">✅ What is a Method?</text:h>
      <text:p text:style-name="Text_20_body">A method is a function that <text:span text:style-name="Emphasis">belongs to a class</text:span>. It acts on the object’s data.</text:p>
      <text:p text:style-name="Horizontal_20_Line"/>
      <text:h text:style-name="Heading_20_3" text:outline-level="3">🧪 Hands-on: Coordinate Class</text:h>
      <text:p text:style-name="Preformatted_20_Text"/>
      <text:p text:style-name="P4"><text:span text:style-name="Source_20_Text">class Coordinate:</text:span></text:p>
      <text:p text:style-name="P5"><text:span text:style-name="Source_20_Text"><text:s text:c="4"/>def __init__(self, x, y):</text:span></text:p>
      <text:p text:style-name="P5"><text:span text:style-name="Source_20_Text"><text:s text:c="8"/>self.x = x</text:span></text:p>
      <text:p text:style-name="P5"><text:span text:style-name="Source_20_Text"><text:s text:c="8"/>self.y = y</text:span></text:p>
      <text:p text:style-name="P5"><text:span text:style-name="Source_20_Text"><text:s text:c="4"/></text:span></text:p>
      <text:p text:style-name="P5"><text:span text:style-name="Source_20_Text"><text:s text:c="4"/>def distance(self, other):</text:span></text:p>
      <text:p text:style-name="P5"><text:span text:style-name="Source_20_Text"><text:s text:c="8"/>return ((self.x - other.x)**2 + (self.y - other.y)**2) ** 0.5</text:span></text:p>
      <text:p text:style-name="P5"/>
      <text:p text:style-name="P5"><text:span text:style-name="Source_20_Text"><text:s text:c="4"/>def __str__(self):</text:span></text:p>
      <text:p text:style-name="P6"><text:span text:style-name="Source_20_Text"><text:s text:c="8"/>return f"&lt;{self.x},{self.y}&gt;"</text:span></text:p>
      <text:p text:style-name="Preformatted_20_Text"/>
      <text:p text:style-name="P4"><text:span text:style-name="Source_20_Text">a = Coordinate(3, 4)</text:span></text:p>
      <text:p text:style-name="P5"><text:span text:style-name="Source_20_Text">b = Coordinate(0, 0)</text:span></text:p>
      <text:p text:style-name="P5"><text:span text:style-name="Source_20_Text">print(a.distance(b)) <text:s/># Output: 5.0</text:span></text:p>
      <text:p text:style-name="P6"><text:span text:style-name="Source_20_Text">print(a) <text:s text:c="13"/># Output: &lt;3,4&gt;</text:span></text:p>
      <text:p text:style-name="Text_20_body">🔍 <text:span text:style-name="Strong_20_Emphasis">Real-world Analogy</text:span>: This is like tracking the GPS distance between two friends on a map.</text:p>
      <text:p text:style-name="Horizontal_20_Line"/>
      <text:h text:style-name="P8" text:outline-level="2"><text:soft-page-break/>🧪 </text:h>
      <text:h text:style-name="P8" text:outline-level="2">0:40 – 1:10 | Circle Class &amp; Type Checking</text:h>
      <text:p text:style-name="Horizontal_20_Line"/>
      <text:h text:style-name="Heading_20_3" text:outline-level="3">✅ Composition: Using a Class inside Another</text:h>
      <text:p text:style-name="Text_20_body">Let’s use the <text:span text:style-name="Source_20_Text">Coordinate</text:span> class to build a <text:span text:style-name="Source_20_Text">Circle</text:span> class.</text:p>
      <text:p text:style-name="Preformatted_20_Text"/>
      <text:p text:style-name="P4"><text:span text:style-name="Source_20_Text">class Circle:</text:span></text:p>
      <text:p text:style-name="P5"><text:span text:style-name="Source_20_Text"><text:s text:c="4"/>def __init__(self, center, radius):</text:span></text:p>
      <text:p text:style-name="P5"><text:span text:style-name="Source_20_Text"><text:s text:c="8"/>if not isinstance(center, Coordinate) or not isinstance(radius, int):</text:span></text:p>
      <text:p text:style-name="P5"><text:span text:style-name="Source_20_Text"><text:s text:c="12"/>raise ValueError("Invalid center or radius type.")</text:span></text:p>
      <text:p text:style-name="P5"><text:span text:style-name="Source_20_Text"><text:s text:c="8"/>self.center = center</text:span></text:p>
      <text:p text:style-name="P5"><text:span text:style-name="Source_20_Text"><text:s text:c="8"/>self.radius = radius</text:span></text:p>
      <text:p text:style-name="P5"/>
      <text:p text:style-name="P5"><text:span text:style-name="Source_20_Text"><text:s text:c="4"/>def is_inside(self, point):</text:span></text:p>
      <text:p text:style-name="P6"><text:span text:style-name="Source_20_Text"><text:s text:c="8"/>return point.distance(self.center) &lt; self.radius</text:span></text:p>
      <text:p text:style-name="Preformatted_20_Text"/>
      <text:p text:style-name="P4"><text:span text:style-name="Source_20_Text">center = Coordinate(2, 2)</text:span></text:p>
      <text:p text:style-name="P5"><text:span text:style-name="Source_20_Text">circle = Circle(center, 2)</text:span></text:p>
      <text:p text:style-name="P5"><text:span text:style-name="Source_20_Text">point = Coordinate(1, 1)</text:span></text:p>
      <text:p text:style-name="P6"><text:span text:style-name="Source_20_Text">print(circle.is_inside(point)) <text:s/># True</text:span></text:p>
      <text:p text:style-name="Text_20_body">🧠 <text:span text:style-name="Strong_20_Emphasis">Why do we check types?</text:span><text:line-break/>To avoid passing strings like <text:span text:style-name="Source_20_Text">"hello"</text:span> or a float instead of a valid <text:span text:style-name="Source_20_Text">Coordinate</text:span> or <text:span text:style-name="Source_20_Text">int</text:span>.</text:p>
      <text:p text:style-name="Horizontal_20_Line"/>
      <text:h text:style-name="Heading_20_2" text:outline-level="2">🍕 1:10 – 1:25 | BREAK TIME</text:h>
      <text:p text:style-name="Text_20_body">Encourage your students to stand, stretch, and maybe sketch how Python classes relate to real-world objects like phones, cars, or people.</text:p>
      <text:p text:style-name="Horizontal_20_Line"/>
      <text:h text:style-name="Heading_20_2" text:outline-level="2">🔄 1:25 – 1:50 | Using Dunder Methods (Magic Methods)</text:h>
      <text:p text:style-name="Horizontal_20_Line"/>
      <text:h text:style-name="P9" text:outline-level="3">🔍 </text:h>
      <text:h text:style-name="P9" text:outline-level="3"/>
      <text:h text:style-name="P9" text:outline-level="3">Why Dunder Methods?</text:h>
      <text:p text:style-name="Text_20_body">They let our objects <text:span text:style-name="Strong_20_Emphasis">interact like built-ins</text:span>.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Table_20_Heading">Operation</text:p>
            </table:table-cell>
            <table:table-cell table:style-name="Table1.A1" office:value-type="string">
              <text:p text:style-name="Table_20_Heading">Dunder Metho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<text:span text:style-name="Source_20_Text">__add__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print()</text:span></text:p>
          </table:table-cell>
          <table:table-cell table:style-name="Table1.A1" office:value-type="string">
            <text:p text:style-name="Table_20_Contents"><text:span text:style-name="Source_20_Text">__str__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==</text:span></text:p>
          </table:table-cell>
          <table:table-cell table:style-name="Table1.A1" office:value-type="string">
            <text:p text:style-name="Table_20_Contents"><text:span text:style-name="Source_20_Text">__eq__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*</text:span></text:p>
          </table:table-cell>
          <table:table-cell table:style-name="Table1.A1" office:value-type="string">
            <text:p text:style-name="Table_20_Contents"><text:span text:style-name="Source_20_Text">__mul__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float()</text:span></text:p>
          </table:table-cell>
          <table:table-cell table:style-name="Table1.A1" office:value-type="string">
            <text:p text:style-name="Table_20_Contents"><text:span text:style-name="Source_20_Text">__float__</text:span></text:p>
          </table:table-cell>
        </table:table-row>
      </table:table>
      <text:p text:style-name="Horizontal_20_Line"/>
      <text:h text:style-name="Heading_20_3" text:outline-level="3">🧪 Fraction Example (with <text:span text:style-name="Source_20_Text">__add__</text:span>, <text:span text:style-name="Source_20_Text">__str__</text:span>, etc.)</text:h>
      <text:p text:style-name="Preformatted_20_Text"/>
      <text:p text:style-name="P4"><text:span text:style-name="Source_20_Text">class Fraction:</text:span></text:p>
      <text:p text:style-name="P5"><text:span text:style-name="Source_20_Text"><text:s text:c="4"/>def __init__(self, num, denom):</text:span></text:p>
      <text:p text:style-name="P5"><text:span text:style-name="Source_20_Text"><text:s text:c="8"/>self.num = num</text:span></text:p>
      <text:p text:style-name="P5"><text:span text:style-name="Source_20_Text"><text:s text:c="8"/>self.denom = denom</text:span></text:p>
      <text:p text:style-name="P5"/>
      <text:p text:style-name="P5"><text:span text:style-name="Source_20_Text"><text:s text:c="4"/>def __add__(self, other):</text:span></text:p>
      <text:p text:style-name="P5"><text:span text:style-name="Source_20_Text"><text:s text:c="8"/>new_num = self.num * other.denom + self.denom * other.num</text:span></text:p>
      <text:p text:style-name="P5"><text:span text:style-name="Source_20_Text"><text:s text:c="8"/>new_denom = self.denom * other.denom</text:span></text:p>
      <text:p text:style-name="P5"><text:span text:style-name="Source_20_Text"><text:s text:c="8"/>return Fraction(new_num, new_denom)</text:span></text:p>
      <text:p text:style-name="P5"/>
      <text:p text:style-name="P5"><text:span text:style-name="Source_20_Text"><text:s text:c="4"/>def __str__(self):</text:span></text:p>
      <text:p text:style-name="P6"><text:span text:style-name="Source_20_Text"><text:s text:c="8"/>return str(self.num) if self.denom == 1 else f"{self.num}/{self.denom}"</text:span></text:p>
      <text:p text:style-name="Preformatted_20_Text"/>
      <text:p text:style-name="P4"><text:span text:style-name="Source_20_Text">f1 = Fraction(1, 2)</text:span></text:p>
      <text:p text:style-name="P5"><text:span text:style-name="Source_20_Text">f2 = Fraction(1, 4)</text:span></text:p>
      <text:p text:style-name="P6"><text:span text:style-name="Source_20_Text">print(f1 + f2) <text:s/># Output: 6/8</text:span></text:p>
      <text:p text:style-name="Horizontal_20_Line"/>
      <text:h text:style-name="Heading_20_3" text:outline-level="3">💡 Real-World Application:</text:h>
      <text:p text:style-name="Text_20_body">Used in games (e.g., calculating health ratios), physics engines (forces and momentum), or any domain needing fraction logic.</text:p>
      <text:p text:style-name="Horizontal_20_Line"/>
      <text:h text:style-name="P8" text:outline-level="2">💻 </text:h>
      <text:h text:style-name="P8" text:outline-level="2"/>
      <text:h text:style-name="P8" text:outline-level="2">1:50 – 2:00 | Final Challenge: Circle with <text:span text:style-name="Source_20_Text">__add__</text:span></text:h>
      <text:p text:style-name="Horizontal_20_Line"/>
      <text:h text:style-name="Heading_20_3" text:outline-level="3">👇 Finger Exercise:</text:h>
      <text:p text:style-name="Preformatted_20_Text"/>
      <text:p text:style-name="P4"><text:span text:style-name="Source_20_Text">class Circle:</text:span></text:p>
      <text:p text:style-name="P5"><text:span text:style-name="Source_20_Text"><text:s text:c="4"/>def __init__(self, radius):</text:span></text:p>
      <text:p text:style-name="P5"><text:soft-page-break/><text:span text:style-name="Source_20_Text"><text:s text:c="8"/>self.radius = radius</text:span></text:p>
      <text:p text:style-name="P5"/>
      <text:p text:style-name="P5"><text:span text:style-name="Source_20_Text"><text:s text:c="4"/>def get_radius(self):</text:span></text:p>
      <text:p text:style-name="P5"><text:span text:style-name="Source_20_Text"><text:s text:c="8"/>return self.radius</text:span></text:p>
      <text:p text:style-name="P5"/>
      <text:p text:style-name="P5"><text:span text:style-name="Source_20_Text"><text:s text:c="4"/>def __add__(self, c):</text:span></text:p>
      <text:p text:style-name="P5"><text:span text:style-name="Source_20_Text"><text:s text:c="8"/>return Circle(self.radius + c.radius)</text:span></text:p>
      <text:p text:style-name="P5"/>
      <text:p text:style-name="P5"><text:span text:style-name="Source_20_Text"><text:s text:c="4"/>def __str__(self):</text:span></text:p>
      <text:p text:style-name="P6"><text:span text:style-name="Source_20_Text"><text:s text:c="8"/>return str(self.radius)</text:span></text:p>
      <text:p text:style-name="Preformatted_20_Text"/>
      <text:p text:style-name="P4"><text:span text:style-name="Source_20_Text">c1 = Circle(3)</text:span></text:p>
      <text:p text:style-name="P5"><text:span text:style-name="Source_20_Text">c2 = Circle(4)</text:span></text:p>
      <text:p text:style-name="P5"><text:span text:style-name="Source_20_Text">c3 = c1 + c2</text:span></text:p>
      <text:p text:style-name="P6"><text:span text:style-name="Source_20_Text">print(c3) <text:s/># Output: 7</text:span></text:p>
      <text:p text:style-name="Text_20_body">🧠 <text:span text:style-name="Strong_20_Emphasis">Thought Process</text:span>:</text:p>
      <text:list text:style-name="L3">
        <text:list-item>
          <text:p text:style-name="P10">When two circles are added, we define their sum as a new circle with the <text:span text:style-name="Strong_20_Emphasis">total radius</text:span>.</text:p>
        </text:list-item>
        <text:list-item>
          <text:p text:style-name="P10"><text:span text:style-name="Source_20_Text">__str__</text:span> makes <text:span text:style-name="Source_20_Text">print(circle)</text:span> user-friendly.</text:p>
        </text:list-item>
      </text:list>
      <text:p text:style-name="Horizontal_20_Line"/>
      <text:h text:style-name="Heading_20_2" text:outline-level="2">🧾 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ncept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class</text:span></text:p>
          </table:table-cell>
          <table:table-cell table:style-name="Table2.A1" office:value-type="string">
            <text:p text:style-name="Table_20_Contents">Blueprint for creating objec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self</text:span></text:p>
          </table:table-cell>
          <table:table-cell table:style-name="Table2.A1" office:value-type="string">
            <text:p text:style-name="Table_20_Contents">Refers to the object itself</text:p>
          </table:table-cell>
        </table:table-row>
        <table:table-row>
          <table:table-cell table:style-name="Table2.A1" office:value-type="string">
            <text:p text:style-name="Table_20_Contents"><text:span text:style-name="Source_20_Text">__init__</text:span></text:p>
          </table:table-cell>
          <table:table-cell table:style-name="Table2.A1" office:value-type="string">
            <text:p text:style-name="Table_20_Contents">Constructor, runs when object is created</text:p>
          </table:table-cell>
        </table:table-row>
        <table:table-row>
          <table:table-cell table:style-name="Table2.A1" office:value-type="string">
            <text:p text:style-name="Table_20_Contents">Dunder Methods</text:p>
          </table:table-cell>
          <table:table-cell table:style-name="Table2.A1" office:value-type="string">
            <text:p text:style-name="Table_20_Contents">Special methods like <text:span text:style-name="Source_20_Text">__add__</text:span>, <text:span text:style-name="Source_20_Text">__str__</text:span>, <text:span text:style-name="Source_20_Text">__mul__</text:span></text:p>
          </table:table-cell>
        </table:table-row>
        <table:table-row>
          <table:table-cell table:style-name="Table2.A1" office:value-type="string">
            <text:p text:style-name="Table_20_Contents">Composition</text:p>
          </table:table-cell>
          <table:table-cell table:style-name="Table2.A1" office:value-type="string">
            <text:p text:style-name="Table_20_Contents">Using one object as a building block of anoth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isinstance()</text:span></text:p>
          </table:table-cell>
          <table:table-cell table:style-name="Table2.A1" office:value-type="string">
            <text:p text:style-name="Table_20_Contents">Ensures proper types for safety</text:p>
          </table:table-cell>
        </table:table-row>
      </table:table>
      <text:p text:style-name="Horizontal_20_Line"/>
      <text:h text:style-name="Heading_20_2" text:outline-level="2">🧩 Bonus Activity (Optional Homework)</text:h>
      <text:p text:style-name="Text_20_body"><text:span text:style-name="Strong_20_Emphasis">Challenge</text:span>:<text:line-break/>Create a class <text:span text:style-name="Source_20_Text">Box</text:span> that stores width, height, and depth.</text:p>
      <text:list text:style-name="L4">
        <text:list-item>
          <text:p text:style-name="P11">Add a method <text:span text:style-name="Source_20_Text">volume()</text:span> that returns the volume.</text:p>
        </text:list-item>
        <text:list-item>
          <text:p text:style-name="P11">Override <text:span text:style-name="Source_20_Text">__str__</text:span> to print like:<text:line-break/><text:span text:style-name="Source_20_Text">Box(3 x 4 x 5)</text:span></text:p>
        </text:list-item>
        <text:list-item>
          <text:p text:style-name="P11">Add <text:span text:style-name="Source_20_Text">__add__</text:span> to stack boxes (sum dimensions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1:34:19.695974957</meta:creation-date>
    <dc:date>2025-07-15T14:57:00.439712215</dc:date>
    <meta:editing-duration>PT24M23S</meta:editing-duration>
    <meta:editing-cycles>3</meta:editing-cycles>
    <meta:generator>LibreOffice/24.8.7.2$Linux_X86_64 LibreOffice_project/480$Build-2</meta:generator>
    <meta:document-statistic meta:table-count="2" meta:image-count="0" meta:object-count="0" meta:page-count="5" meta:paragraph-count="132" meta:word-count="691" meta:character-count="4560" meta:non-whitespace-character-count="3766"/>
  </office:meta>
</office:document-meta>
</file>